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VASQUEZ CASTRO, LIL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SATIP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0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VASQUEZ CASTRO, LIL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OLLO BB FRANCES NEGRO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ROPIO (GENETICA)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0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20:41:40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